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stk Vandniveau måler med 0 - 10V udgang, eller et potentiometer ( 5kΩ)</text:p>
      <text:p text:style-name="Standard">og en serie modstand (6, 6kΩ) 1</text:p>
      <text:p text:style-name="Standard">Tavle med din skinne eller montage boks med din skinne.</text:p>
      <text:p text:style-name="Standard">3g1, 5mm2 tilledning</text:p>
      <text:p text:style-name="Standard">3pol stikprop</text:p>
      <text:p text:style-name="Standard">C6A automatsikring eller en B10A automatsikring.</text:p>
      <text:p text:style-name="Standard">Sløjfeledning 1mm 2 − 2, 5mm 2</text:p>
      <text:p text:style-name="Standard">Eventuelle udstyr til lysstyring</text:p>
      <text:p text:style-name="Standard"/>
      <text:p text:style-name="Standard">IHC controller</text:p>
      <text:p text:style-name="Standard">IHC strømforsyning</text:p>
      <text:p text:style-name="Standard">IHC 230V output relæ</text:p>
      <text:p text:style-name="Standard">WiFi Router inkl. switch</text:p>
      <text:p text:style-name="Standard">IHC input 24/3</text:p>
      <text:p text:style-name="Standard">IHC output 24</text:p>
      <text:p text:style-name="Standard">IHC Fugt s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38:09.433620004</meta:creation-date>
    <dc:date>2018-11-27T13:38:52.472724831</dc:date>
    <meta:editing-duration>PT44S</meta:editing-duration>
    <meta:editing-cycles>1</meta:editing-cycles>
    <meta:document-statistic meta:table-count="0" meta:image-count="0" meta:object-count="0" meta:page-count="1" meta:paragraph-count="15" meta:word-count="74" meta:character-count="419" meta:non-whitespace-character-count="360"/>
    <meta:generator>LibreOffice/6.0.6.2$Linux_X86_64 LibreOffice_project/00m0$Build-2</meta:generator>
  </office:meta>
</office:document-meta>
</file>